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2490d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33509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33509"/>
    </style:style>
    <style:style style:name="T1" style:family="text">
      <style:text-properties officeooo:rsid="0002490d"/>
    </style:style>
    <style:style style:name="T2" style:family="text">
      <style:text-properties officeooo:rsid="00050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:2q.co"/>First time install<text:line-break/><text:line-break/>sudo su<text:line-break/>chmod 777 /opt<text:line-break/>apt-get install default-jdk  <text:line-break/>apt-get update<text:line-break/>apt-get install tasksel<text:line-break/><text:line-break/>#Install lamp<text:line-break/>sudo apt-get install apache2 -y<text:line-break/><text:line-break/>sudo apt-get install mysql-server<text:line-break/><text:line-break/>#Change root directory to /var/www/<text:line-break/>gedit /etc/apache2/sites-available/000-default.conf<text:line-break/><text:line-break/>sudo apt-get install python-setuptools<text:line-break/>apt-get install postgresql postgresql-contrib phppgadmin<text:line-break/>pip install virtualenv virtualenvwrapper<text:line-break/><text:line-break/>Creating and running a project in Django<text:line-break/>make a directory to start project<text:line-break/>open terminal and goto the path<text:line-break/><text:line-break/>virtualenv venv<text:line-break/>source venv/bin/activate<text:line-break/>pip install django<text:line-break/>pip install psycopg2<text:line-break/>django-admin.py startproject [project name]<text:line-break/><text:line-break/>#For Creating An App Inside Project<text:line-break/>python manage.py startapp [app name]<text:line-break/><text:line-break/>#For creating postgresql database<text:line-break/>sudo su postgres<text:line-break/>createdb test<text:line-break/>createuser test -<text:span text:style-name="T1">p</text:span></text:p>
      <text:p text:style-name="P2">drop user <text:span text:style-name="T1">test</text:span><text:line-break/>psql<text:line-break/>GRANT ALL PRIVILEGES ON DATABASE test TO test;</text:p>
      <text:p text:style-name="P2">\password bouquets_user<text:line-break/>\q<text:line-break/>exit<text:line-break/><text:line-break/>#Update settings.py<text:line-break/>DATABASES = {<text:line-break/>    'default': {<text:line-break/>       'ENGINE': 'django.db.backends.postgresql_psycopg2',<text:line-break/>       'NAME': 'myproject',<text:line-break/>       'USER': 'myprojectuser',<text:line-break/>       'PASSWORD': 'password',<text:line-break/>       'HOST': 'localhost',<text:line-break/><text:soft-page-break/>       'PORT': '',<text:line-break/>    }<text:line-break/>}<text:line-break/><text:line-break/>#Migrating Database<text:line-break/>goto correct location of project i.e location where manage.py file located<text:line-break/>python manage.py makemigrations<text:line-break/>python manage.py migrate<text:line-break/><text:line-break/>#For creating superuser<text:line-break/>python manage.py createsuperuser<text:line-break/><text:line-break/>#For running project<text:line-break/>python manage.py runserver<text:line-break/><text:line-break/>#Changing the permission of a directory<text:line-break/>chown -R user:user [directory path]<text:line-break/><text:line-break/><text:line-break/>Step 1: Install Apache 2.4.x<text:line-break/>Install the latest stable release of Apache 2.4.x using the following command:<text:line-break/>sudo apt-get install apache2 -y<text:line-break/><text:line-break/>Use the below command to confirm the installation:<text:line-break/>apache2 -v<text:line-break/><text:line-break/>The output should resemble:<text:line-break/>Server version: Apache/2.4.18 (Ubuntu)<text:line-break/>Server built:   2016-07-14T12:32:26<text:line-break/><text:line-break/>In a production environment, you will want to remove the default Ubuntu Apache welcome page:<text:line-break/>sudo mv /var/www/html/index.html /var/www/html/index.html.bak<text:line-break/><text:line-break/>For security purposes, you should prevent Apache from exposing files and directories within the web root directory /var/www/html to visitor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57:44.016983306</meta:creation-date>
    <dc:date>2019-05-14T20:30:26.365342325</dc:date>
    <meta:editing-duration>PT2H14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" meta:word-count="264" meta:character-count="2112" meta:non-whitespace-character-count="1777"/>
  </office:meta>
</office:document-meta>
</file>